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e700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36a100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006dbc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149" draw:layer="" svg:width="142.85686400000pt" svg:height="99.99999200000pt" draw:transform="matrix(-1.00000000000 0.00000000000 0.00000000000 -1.00000000000 142.85686400000pt 99.99999200000pt)"/>
          <draw:rect draw:style-name="gr3" draw:id="shape3" draw:name="rect148" draw:layer="" svg:width="142.85686400000pt" svg:height="33.33333440000pt" draw:transform="matrix(-1.00000000000 0.00000000000 0.00000000000 -1.00000000000 142.85686400000pt 33.33334320000pt)"/>
          <draw:rect draw:style-name="gr4" draw:id="shape4" draw:name="rect585" draw:layer="" svg:width="142.85686400000pt" svg:height="33.33333440000pt" draw:transform="matrix(-1.00000000000 0.00000000000 0.00000000000 -1.00000000000 142.85686400000pt 99.99999200000pt)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16:34</dc:date>
    <meta:creation-date>2011-05-22T06:10:55</meta:creation-date>
    <dc:creator>Yue Liu</dc:creator>
  </office:meta>
</office:document-meta>
</file>